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>
      <style:text-properties style:text-underline-style="none"/>
    </style:style>
    <style:style style:name="P9" style:family="paragraph" style:parent-style-name="Text_20_body" style:list-style-name="L5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fo:color="#ffffff" style:text-underline-style="solid" style:text-underline-width="auto" style:text-underline-color="font-color"/>
    </style:style>
    <style:style style:name="P11" style:family="paragraph" style:parent-style-name="Standard">
      <style:text-properties fo:color="#ffffff" style:text-underline-style="solid" style:text-underline-width="auto" style:text-underline-color="font-color"/>
    </style:style>
    <style:style style:name="P12" style:family="paragraph" style:parent-style-name="Standard" style:list-style-name="L6"/>
    <style:style style:name="P13" style:family="paragraph" style:parent-style-name="Standard">
      <style:text-properties style:text-underline-style="none"/>
    </style:style>
    <style:style style:name="P14" style:family="paragraph" style:parent-style-name="Standard" style:list-style-name="L6">
      <style:text-properties style:text-underline-style="none"/>
    </style:style>
    <style:style style:name="T1" style:family="text" style:parent-style-name="Source_20_Text">
      <style:text-properties style:font-name="Nimbus Roman No9 L" fo:font-size="12pt" style:text-underline-style="none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13.04.2007</text:p>
      <text:p text:style-name="P3"/>
      <text:p text:style-name="P3"/>
      <text:p text:style-name="P4">Participants</text:p>
      <text:list text:style-name="L2">
        <text:list-item>
          <text:p text:style-name="P5">Thomas Tischler</text:p>
        </text:list-item>
        <text:list-item>
          <text:p text:style-name="P5">Stefan Zeltner</text:p>
        </text:list-item>
        <text:list-item>
          <text:p text:style-name="P5">Philipp Gruber</text:p>
        </text:list-item>
        <text:list-item>
          <text:p text:style-name="P5">Reinhard Jeschull</text:p>
        </text:list-item>
        <text:list-item>
          <text:p text:style-name="P5">Thomas Kuhndörfer</text:p>
        </text:list-item>
      </text:list>
      <text:p text:style-name="Standard"/>
      <text:p text:style-name="Standard"/>
      <text:p text:style-name="P4">Steps done</text:p>
      <text:list text:style-name="L3">
        <text:list-item>
          <text:p text:style-name="P6"><text:span text:style-name="Source_20_Text"><text:span text:style-name="T1">Improved the (</text:span></text:span><text:span text:style-name="T1">ArcBall) rotation of the perspective window</text:span></text:p>
        </text:list-item>
        <text:list-item>
          <text:p text:style-name="P6"><text:span text:style-name="T1">Selection rectangle is now available to select just parts of a scene</text:span></text:p>
        </text:list-item>
        <text:list-item>
          <text:p text:style-name="P6"><text:span text:style-name="T1">Extended screenshot function with a preview dialog</text:span></text:p>
        </text:list-item>
        <text:list-item>
          <text:p text:style-name="P6"><text:span text:style-name="T1">Test implementation of the undo system for inserting objects <text:s/></text:span><text:span text:style-name="Source_20_Text"><text:span text:style-name="T1">done</text:span></text:span></text:p>
        </text:list-item>
        <text:list-item>
          <text:p text:style-name="P6"><text:span text:style-name="T1">Already finished block plugin was added</text:span></text:p>
        </text:list-item>
        <text:list-item>
          <text:p text:style-name="P6"><text:span text:style-name="T1">Explosion modifier is nearly completed</text:span></text:p>
        </text:list-item>
        <text:list-item>
          <text:p text:style-name="P6"><text:span text:style-name="T1">Importation of OBJ and 3Ds completed</text:span></text:p>
        </text:list-item>
        <text:list-item>
          <text:p text:style-name="P6"><text:span text:style-name="T1">Produced source code packages that are public downloadable via Sourceforge</text:span></text:p>
        </text:list-item>
        <text:list-item>
          <text:p text:style-name="P6"><text:span text:style-name="T1">Added a manuel edit form to manually edit all scene objects by their numeric values</text:span></text:p>
        </text:list-item>
        <text:list-item>
          <text:p text:style-name="P6"><text:span text:style-name="T1">Changing polygons to meshes and vice versa is now possible</text:span></text:p>
        </text:list-item>
        <text:list-item>
          <text:p text:style-name="P6"><text:span text:style-name="T1">Made SelectionBuffer accessible for external components</text:span></text:p>
          <text:p text:style-name="P6"><text:span text:style-name="T1"/></text:p>
        </text:list-item>
      </text:list>
      <text:p text:style-name="Text_20_body"/>
      <text:p text:style-name="Standard"/>
      <text:p text:style-name="P4">Tasks until the next meeting</text:p>
      <text:list text:style-name="L4">
        <text:list-item>
          <text:p text:style-name="P7"><text:span text:style-name="T2">Using the 2D data of the new selection rectangle to select just part of scene objects: </text:span><text:span text:style-name="T3">tkuhndo</text:span></text:p>
        </text:list-item>
      </text:list>
      <text:list text:style-name="L5">
        <text:list-item>
          <text:p text:style-name="P8">Finishing explosion modifier: <text:span text:style-name="T3">pgruber</text:span></text:p>
        </text:list-item>
        <text:list-item>
          <text:p text:style-name="P9"><text:span text:style-name="T2">Starting with the rotational solid plugin: </text:span>pgruber</text:p>
        </text:list-item>
        <text:list-item>
          <text:p text:style-name="P9"><text:span text:style-name="T2">Spike deformation modificator: </text:span>rjeschull</text:p>
        </text:list-item>
        <text:list-item>
          <text:p text:style-name="P8">Extending the undo/redo test system with redo: <text:span text:style-name="T3">szeltner</text:span></text:p>
        </text:list-item>
        <text:list-item>
          <text:p text:style-name="P9"><text:span text:style-name="T2">Automatition of installer packages: </text:span>szeltner</text:p>
        </text:list-item>
        <text:list-item>
          <text:p text:style-name="P9"><text:span text:style-name="T2">Some changes in the behaviour by clicking / rotating the scen: </text:span>ttischler</text:p>
        </text:list-item>
        <text:list-item>
          <text:p text:style-name="P8">Creating the basic implementation of a help browser using QTextBrowser for the user documentation: <text:span text:style-name="T3">ttischler</text:span></text:p>
          <text:p text:style-name="P9"/>
          <text:p text:style-name="P9"/>
        </text:list-item>
      </text:list>
      <text:p text:style-name="P10"/>
      <text:p text:style-name="P11"/>
      <text:p text:style-name="P4">Next milestone</text:p>
      <text:list text:style-name="L6">
        <text:list-item>
          <text:p text:style-name="P12">Release candidate: 03.05.2007</text:p>
        </text:list-item>
      </text:list>
      <text:p text:style-name="Standard"/>
      <text:p text:style-name="P13"/>
      <text:p text:style-name="P13"/>
      <text:p text:style-name="P4">Notices</text:p>
      <text:list text:style-name="L6">
        <text:list-item text:start-value="1">
          <text:p text:style-name="P14">We are now consequently using a TODO list to coordinate small tasks and discovered bugs</text:p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Kuhndörfer</meta:initial-creator>
    <meta:creation-date>2006-11-09T19:40:14</meta:creation-date>
    <dc:creator>Thomas</dc:creator>
    <dc:date>2007-04-13T18:31:50</dc:date>
    <dc:language>de-DE</dc:language>
    <meta:editing-cycles>73</meta:editing-cycles>
    <meta:editing-duration>PT4H11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209" meta:character-count="1414"/>
  </office:meta>
</office:document-meta>
</file>